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14"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15"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16"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17"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18"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19"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20"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21"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22" style:family="paragraph" style:parent-style-name="Standard" style:list-style-name="WWNum11">
      <style:paragraph-properties fo:margin-left="0.6043in" fo:margin-right="0in" fo:margin-top="0in" fo:margin-bottom="0in" loext:contextual-spacing="false" fo:line-height="114%" fo:text-indent="-0.25in" style:auto-text-indent="false" fo:padding="0in" fo:border="none"/>
    </style:style>
    <style:style style:name="P23" style:family="paragraph" style:parent-style-name="Standard" style:list-style-name="WWNum11">
      <style:paragraph-properties fo:margin-left="0.6043in" fo:margin-right="0in" fo:margin-top="0in" fo:margin-bottom="0in" loext:contextual-spacing="false" fo:line-height="114%" fo:text-indent="-0.25in" style:auto-text-indent="false" fo:padding="0in" fo:border="none"/>
    </style:style>
    <style:style style:name="P24" style:family="paragraph" style:parent-style-name="Standard" style:list-style-name="WWNum12">
      <style:paragraph-properties fo:margin-left="0.6043in" fo:margin-right="0in" fo:margin-top="0in" fo:margin-bottom="0in" loext:contextual-spacing="false" fo:line-height="114%" fo:text-indent="-0.25in" style:auto-text-indent="false" fo:padding="0in" fo:border="none"/>
    </style:style>
    <style:style style:name="P25" style:family="paragraph" style:parent-style-name="Standard" style:list-style-name="WWNum12">
      <style:paragraph-properties fo:margin-left="0.6043in" fo:margin-right="0in" fo:margin-top="0in" fo:margin-bottom="0in" loext:contextual-spacing="false" fo:line-height="114%" fo:text-indent="-0.25in" style:auto-text-indent="false" fo:padding="0in" fo:border="none"/>
    </style:style>
    <style:style style:name="P26" style:family="paragraph" style:parent-style-name="Standard" style:list-style-name="WWNum3">
      <style:paragraph-properties fo:margin-left="0.6043in" fo:margin-right="0in" fo:margin-top="0in" fo:margin-bottom="0.0835in" loext:contextual-spacing="false" fo:line-height="114%" fo:text-indent="-0.25in" style:auto-text-indent="false" fo:padding="0in" fo:border="none"/>
    </style:style>
    <style:style style:name="P27" style:family="paragraph" style:parent-style-name="Standard" style:list-style-name="WWNum7">
      <style:paragraph-properties fo:margin-left="0.6043in" fo:margin-right="0in" fo:margin-top="0in" fo:margin-bottom="0.0835in" loext:contextual-spacing="false" fo:line-height="114%" fo:text-indent="-0.25in" style:auto-text-indent="false" fo:padding="0in" fo:border="none"/>
    </style:style>
    <style:style style:name="P28" style:family="paragraph" style:parent-style-name="Standard" style:list-style-name="WWNum12">
      <style:paragraph-properties fo:margin-left="0.6043in" fo:margin-right="0in" fo:margin-top="0in" fo:margin-bottom="0.0835in" loext:contextual-spacing="false" fo:line-height="114%" fo:text-indent="-0.25in" style:auto-text-indent="false" fo:padding="0in" fo:border="none"/>
    </style:style>
    <style:style style:name="P29" style:family="paragraph" style:parent-style-name="Standard">
      <style:paragraph-properties fo:margin-top="0.0835in" fo:margin-bottom="0.1665in" loext:contextual-spacing="false" fo:line-height="114%" fo:padding="0in" fo:border="none"/>
    </style:style>
    <style:style style:name="P30" style:family="paragraph" style:parent-style-name="Standard">
      <style:paragraph-properties fo:margin-top="0.0835in" fo:margin-bottom="0.0835in" loext:contextual-spacing="false" fo:line-height="114%" fo:padding="0in" fo:border="none"/>
    </style:style>
    <style:style style:name="P31" style:family="paragraph" style:parent-style-name="Heading_20_2">
      <style:paragraph-properties fo:margin-top="0in" fo:margin-bottom="0.0835in" loext:contextual-spacing="false" fo:line-height="114%" fo:padding="0in" fo:border="none"/>
    </style:style>
    <style:style style:name="P32" style:family="paragraph" style:parent-style-name="Heading_20_2">
      <style:paragraph-properties fo:margin-top="0.0835in" fo:margin-bottom="0.0835in" loext:contextual-spacing="false" fo:line-height="114%" fo:padding="0in" fo:border="none"/>
    </style:style>
    <style:style style:name="P33" style:family="paragraph" style:parent-style-name="Heading_20_1" style:master-page-name="Standard">
      <style:paragraph-properties fo:margin-top="0in" fo:margin-bottom="0.0835in" loext:contextual-spacing="false" fo:line-height="114%" style:page-number="1" fo:padding="0in" fo:border="none"/>
    </style:style>
    <style:style style:name="P34" style:family="paragraph" style:parent-style-name="Heading_20_3">
      <style:paragraph-properties fo:margin-top="0in" fo:margin-bottom="0.0835in" loext:contextual-spacing="false" fo:line-height="114%" fo:padding="0in" fo:border="none"/>
    </style:style>
    <style:style style:name="P35" style:family="paragraph" style:parent-style-name="Heading_20_3">
      <style:paragraph-properties fo:margin-top="0.0835in" fo:margin-bottom="0.0835in" loext:contextual-spacing="false" fo:line-height="114%" fo:padding="0in" fo:border="none"/>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fo:font-weight="bold" style:font-name-asian="Google Sans1" style:font-weight-asian="bold" style:font-name-complex="Google Sans1" style:font-weight-complex="bold"/>
    </style:style>
    <style:style style:name="T3" style:family="text">
      <style:text-properties fo:color="#1f1f1f" style:font-name="Google Sans" fo:font-style="italic" style:font-name-asian="Google Sans1" style:font-style-asian="italic" style:font-name-complex="Google Sans1"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Charte de Nommage : Catalogue des Gabarits (TRACE)</text:span></text:p>
      <text:p text:style-name="P1"><text:span text:style-name="T1">Ce document définit les règles de création et de nommage des modèles (gabarits) d'équipements dans l'application TRACE (DGFIP). Le respect de cette charte garantit la cohérence de l'inventaire, facilite les recherches et uniformise la gestion du parc mobilier.</text:span></text:p>
      <text:p text:style-name="P31"><text:span text:style-name="T1">1. Référence Catalogue (reference_catalogue)</text:span></text:p>
      <text:p text:style-name="P2"><text:span text:style-name="T1">La référence doit être un identifiant unique, court et facilement lisible par un humain.</text:span></text:p>
      <text:p text:style-name="P2"><text:span text:style-name="T2">Format exigé : [CAT]-[NNN]</text:span></text:p>
      <text:list xml:id="list766605108" text:style-name="WWNum1">
        <text:list-item>
          <text:p text:style-name="P3"><text:span text:style-name="T2">[CAT] (Préfixe de catégorie) :</text:span><text:span text:style-name="T1"> 3 lettres majuscules identifiant la famille de l'équipement.</text:span></text:p>
        </text:list-item>
      </text:list>
      <text:list xml:id="list2556818572" text:style-name="WWNum2">
        <text:list-item>
          <text:list>
            <text:list-item>
              <text:p text:style-name="P15"><text:span text:style-name="T1">BUR = Bureau / Table</text:span></text:p>
            </text:list-item>
            <text:list-item>
              <text:p text:style-name="P15"><text:span text:style-name="T1">ASS = Assise (Chaise, fauteuil, tabouret...)</text:span></text:p>
            </text:list-item>
            <text:list-item>
              <text:p text:style-name="P15"><text:span text:style-name="T1">RAN = Rangement (Armoire, caisson, vestiaire...)</text:span></text:p>
            </text:list-item>
            <text:list-item>
              <text:p text:style-name="P15"><text:span text:style-name="T1">AUT = Autre équipement (Corbeille, tableau, destructeur...)</text:span></text:p>
            </text:list-item>
            <text:list-item>
              <text:p text:style-name="P15"><text:span text:style-name="T3">(Évolutions possibles futures : INF pour Informatique, ELE pour Électroménager).</text:span></text:p>
            </text:list-item>
          </text:list>
        </text:list-item>
      </text:list>
      <text:list xml:id="list153610824948754" text:continue-list="list766605108" text:style-name="WWNum1">
        <text:list-item>
          <text:p text:style-name="P3"><text:span text:style-name="T2">[NNN] (Numérotation séquentielle) :</text:span><text:span text:style-name="T1"> 3 chiffres allant de 001 à 999.</text:span></text:p>
        </text:list-item>
      </text:list>
      <text:list xml:id="list1483759763" text:style-name="WWNum3">
        <text:list-item>
          <text:list>
            <text:list-item>
              <text:p text:style-name="P26"><text:span text:style-name="T1">L'incrémentation se fait par ordre de création dans la catégorie.</text:span></text:p>
            </text:list-item>
          </text:list>
        </text:list-item>
      </text:list>
      <text:p text:style-name="P29"><text:span text:style-name="T3">Exemples corrects :</text:span><text:span text:style-name="T1"> BUR-001, ASS-042, RAN-003.</text:span></text:p>
      <text:p text:style-name="P31"><text:span text:style-name="T1">2. Nom Descriptif (nom_descriptif)</text:span></text:p>
      <text:p text:style-name="P1"><text:span text:style-name="T1">Le nom descriptif apparaît dans les menus déroulants et les listes. Il doit aller du plus générique au plus spécifique pour faciliter la lecture rapide.</text:span></text:p>
      <text:p text:style-name="P2"><text:span text:style-name="T2">Format exigé : [Type générique] [Fonction/Forme] [Détail distinctif (optionnel)]</text:span></text:p>
      <text:list xml:id="list4102516405" text:style-name="WWNum4">
        <text:list-item>
          <text:p text:style-name="P5"><text:span text:style-name="T2">Majuscule initiale :</text:span><text:span text:style-name="T1"> Seulement sur le premier mot (sauf nom propre/marque).</text:span></text:p>
        </text:list-item>
        <text:list-item>
          <text:p text:style-name="P5"><text:span text:style-name="T2">Pas d'attributs variables :</text:span><text:span text:style-name="T1"> Ne pas inclure de couleurs ou de dimensions dans le nom si cet élément varie. La couleur et la taille vont dans les </text:span><text:span text:style-name="T3">Caractéristiques</text:span><text:span text:style-name="T1">.</text:span></text:p>
        </text:list-item>
        <text:list-item>
          <text:p text:style-name="P13"><text:span text:style-name="T2">Clarté :</text:span><text:span text:style-name="T1"> Éviter le jargon technique inutile.</text:span></text:p>
        </text:list-item>
      </text:list>
      <text:p text:style-name="P30"><text:span text:style-name="T3">Exemples corrects :</text:span></text:p>
      <text:list xml:id="list484436816" text:style-name="WWNum5">
        <text:list-item>
          <text:p text:style-name="P7"><text:span text:style-name="T1">✅ Bureau assis-debout électrique </text:span><text:span text:style-name="T3">(et non "Bureau motorisé gris 140cm")</text:span></text:p>
        </text:list-item>
        <text:list-item>
          <text:p text:style-name="P7"><text:span text:style-name="T1">✅ Armoire haute à rideaux</text:span></text:p>
        </text:list-item>
        <text:list-item>
          <text:p text:style-name="P14"><text:span text:style-name="T1">✅ Chaise de réunion empilable</text:span></text:p>
        </text:list-item>
      </text:list>
      <text:p text:style-name="P32"><text:span text:style-name="T1">3. Catégorie (categorie)</text:span></text:p>
      <text:p text:style-name="P1"><text:soft-page-break/><text:span text:style-name="T1">Doit correspondre exactement aux valeurs autorisées par l'interface utilisateur.</text:span></text:p>
      <text:p text:style-name="P1"><text:span text:style-name="T3">Valeurs actuelles :</text:span><text:span text:style-name="T1"> Bureau, Assise, Rangement, Autre.</text:span></text:p>
      <text:p text:style-name="P31"><text:span text:style-name="T1">4. Caractéristiques Techniques (JSON)</text:span></text:p>
      <text:p text:style-name="P1"><text:span text:style-name="T1">Les caractéristiques dynamiques (JSON) permettent une recherche avancée. Pour que la recherche textuelle (implémentée dans app.js) fonctionne de manière optimale, les clés et les valeurs doivent être standardisées.</text:span></text:p>
      <text:p text:style-name="P34"><text:span text:style-name="T1">A. Règles pour les Clés (Attributs)</text:span></text:p>
      <text:list xml:id="list824523621" text:style-name="WWNum6">
        <text:list-item>
          <text:p text:style-name="P9"><text:span text:style-name="T2">Format Snake Case :</text:span><text:span text:style-name="T1"> Toujours en minuscules, mots séparés par des tirets du bas (_).</text:span></text:p>
        </text:list-item>
        <text:list-item>
          <text:p text:style-name="P9"><text:span text:style-name="T2">Pas d'accents ni d'espaces :</text:span><text:span text:style-name="T1"> matiere (pas matière), repose_pied (pas repose pied).</text:span></text:p>
        </text:list-item>
        <text:list-item>
          <text:p text:style-name="P9"><text:span text:style-name="T2">Unités dans la clé :</text:span><text:span text:style-name="T1"> Si la valeur est une mesure, l'unité doit figurer dans le nom de la clé pour éviter de la répéter dans la valeur.</text:span></text:p>
        </text:list-item>
      </text:list>
      <text:list xml:id="list961662749" text:style-name="WWNum7">
        <text:list-item>
          <text:list>
            <text:list-item>
              <text:p text:style-name="P17"><text:span text:style-name="T1">✅ hauteur_cm, largeur_cm, volume_litres, places</text:span></text:p>
            </text:list-item>
            <text:list-item>
              <text:p text:style-name="P27"><text:span text:style-name="T1">❌ hauteur, largeur, volume</text:span></text:p>
            </text:list-item>
          </text:list>
        </text:list-item>
      </text:list>
      <text:p text:style-name="P35"><text:span text:style-name="T1">B. Règles pour les Valeurs</text:span></text:p>
      <text:list xml:id="list2582953557" text:style-name="WWNum8">
        <text:list-item>
          <text:p text:style-name="P11"><text:span text:style-name="T2">Dimensions / Nombres :</text:span><text:span text:style-name="T1"> Uniquement le chiffre (en format texte).</text:span></text:p>
        </text:list-item>
      </text:list>
      <text:list xml:id="list3930882750" text:style-name="WWNum9">
        <text:list-item>
          <text:list>
            <text:list-item>
              <text:p text:style-name="P18"><text:span text:style-name="T1">✅ "120" (avec clé largeur_cm)</text:span></text:p>
            </text:list-item>
            <text:list-item>
              <text:p text:style-name="P18"><text:span text:style-name="T1">❌ "120 cm" ou "120cm"</text:span></text:p>
            </text:list-item>
          </text:list>
        </text:list-item>
      </text:list>
      <text:list xml:id="list153610072042423" text:continue-list="list2582953557" text:style-name="WWNum8">
        <text:list-item>
          <text:p text:style-name="P11"><text:span text:style-name="T2">Booléens (Oui/Non) :</text:span><text:span text:style-name="T1"> Utiliser exclusivement "true" ou "false".</text:span></text:p>
        </text:list-item>
      </text:list>
      <text:list xml:id="list617333298" text:style-name="WWNum10">
        <text:list-item>
          <text:list>
            <text:list-item>
              <text:p text:style-name="P20"><text:span text:style-name="T1">✅ "accoudoirs": "true", "empilable": "false"</text:span></text:p>
            </text:list-item>
            <text:list-item>
              <text:p text:style-name="P20"><text:span text:style-name="T1">❌ "accoudoirs": "oui", "empilable": "non"</text:span></text:p>
            </text:list-item>
          </text:list>
        </text:list-item>
      </text:list>
      <text:list xml:id="list153609773890165" text:continue-list="list153610072042423" text:style-name="WWNum8">
        <text:list-item>
          <text:p text:style-name="P11"><text:span text:style-name="T2">Matériaux &amp; Couleurs :</text:span><text:span text:style-name="T1"> Standardiser les orthographes, sans accents si possible, pour faciliter les filtres.</text:span></text:p>
        </text:list-item>
      </text:list>
      <text:list xml:id="list2329750168" text:style-name="WWNum11">
        <text:list-item>
          <text:list>
            <text:list-item>
              <text:p text:style-name="P22"><text:span text:style-name="T3">Matières communes :</text:span><text:span text:style-name="T1"> "bois", "metal", "tissu", "cuir", "polypropylene", "melamine", "bois/metal"</text:span></text:p>
            </text:list-item>
            <text:list-item>
              <text:p text:style-name="P22"><text:span text:style-name="T3">Couleurs communes :</text:span><text:span text:style-name="T1"> "noir", "blanc", "gris", "gris_chine", "bleu", "chene", "hetre"</text:span></text:p>
            </text:list-item>
          </text:list>
        </text:list-item>
      </text:list>
      <text:list xml:id="list153610753897442" text:continue-list="list153609773890165" text:style-name="WWNum8">
        <text:list-item>
          <text:p text:style-name="P11"><text:span text:style-name="T2">Références Administratives et Comptables :</text:span><text:span text:style-name="T1"> Pour le suivi des achats et de l'amortissement, il est </text:span><text:span text:style-name="T2">obligatoire</text:span><text:span text:style-name="T1"> d'inclure les clés reference_marche, reference_ugap et annee_acquisition </text:span><text:span text:style-name="T2">dans les trois premières positions</text:span><text:span text:style-name="T1"> du JSON.</text:span></text:p>
        </text:list-item>
      </text:list>
      <text:list xml:id="list263018509" text:style-name="WWNum12">
        <text:list-item>
          <text:list>
            <text:list-item>
              <text:p text:style-name="P24"><text:span text:style-name="T1">Si la valeur est connue, l'indiquer au format texte (ex: "123456" ou "2022" pour l'année).</text:span></text:p>
            </text:list-item>
            <text:list-item>
              <text:p text:style-name="P24"><text:span text:style-name="T1">Si la valeur est inconnue ou non applicable, utiliser expressément la valeur null (sans guillemets) au lieu de laisser un champ vide ou d'écrire "inconnu".</text:span></text:p>
            </text:list-item>
            <text:list-item>
              <text:p text:style-name="P28"><text:span text:style-name="T1">✅ "reference_marche": null, "reference_ugap": "8546123", "annee_acquisition": "2021"</text:span></text:p>
            </text:list-item>
          </text:list>
        </text:list-item>
      </text:list>
      <text:p text:style-name="P35"><text:span text:style-name="T1">C. Modèles d'attributs par catégorie (recommandation)</text:span></text:p>
      <text:p text:style-name="P1"><text:span text:style-name="T2">Pour un Bureau (BUR-XXX) :</text:span></text:p>
      <text:p text:style-name="P1"><text:soft-page-break/><text:span text:style-name="T1">{<text:line-break/> <text:s/>"reference_marche": null,<text:line-break/> <text:s/>"reference_ugap": "7412589",<text:line-break/> <text:s/>"annee_acquisition": "2021",<text:line-break/> <text:s/>"couleur": "chene",<text:line-break/> <text:s/>"matiere": "bois",<text:line-break/> <text:s/>"longueur_cm": "120",<text:line-break/> <text:s/>"largeur_cm": "80",<text:line-break/> <text:s/>"passe_cable": "true",<text:line-break/> <text:s/>"motorise": "false"<text:line-break/>}<text:line-break/></text:span></text:p>
      <text:p text:style-name="P1"><text:span text:style-name="T2">Pour une Assise (ASS-XXX) :</text:span></text:p>
      <text:p text:style-name="P1"><text:span text:style-name="T1">{<text:line-break/> <text:s/>"reference_marche": "DGFIP_2022_014",<text:line-break/> <text:s/>"reference_ugap": null,<text:line-break/> <text:s/>"annee_acquisition": "2022",<text:line-break/> <text:s/>"couleur": "noir",<text:line-break/> <text:s/>"matiere": "tissu",<text:line-break/> <text:s/>"accoudoirs": "true",<text:line-break/> <text:s/>"roulettes": "true",<text:line-break/> <text:s/>"empilable": "false"<text:line-break/>}<text:line-break/></text:span></text:p>
      <text:p text:style-name="P1"><text:span text:style-name="T2">Pour un Rangement (RAN-XXX) :</text:span></text:p>
      <text:p text:style-name="P1"><text:span text:style-name="T1">{<text:line-break/> <text:s/>"reference_marche": null,<text:line-break/> <text:s/>"reference_ugap": null,<text:line-break/> <text:s/>"annee_acquisition": null,<text:line-break/> <text:s/>"couleur": "gris",<text:line-break/> <text:s/>"matiere": "metal",<text:line-break/> <text:s/>"hauteur_cm": "198",<text:line-break/> <text:s/>"fermeture_cle": "true",<text:line-break/> <text:s/>"etageres": "4"<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6" meta:word-count="634" meta:character-count="4427" meta:non-whitespace-character-count="3828"/>
    <meta:generator>LibreOfficeDev/6.0.5.2$Linux_X86_64 LibreOffice_project/</meta:generator>
  </office:meta>
</office:document-meta>
</file>